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ackground-color="#FFBF00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C000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C000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8.995833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8.83708333333333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5.37104166666667cm"/>
    </style:style>
    <style:style style:name="co13" style:family="table-column">
      <style:table-column-properties fo:break-before="auto" style:column-width="2.98979166666667cm"/>
    </style:style>
    <style:style style:name="co14" style:family="table-column">
      <style:table-column-properties fo:break-before="auto" style:column-width="3.75708333333333cm"/>
    </style:style>
    <style:style style:name="co15" style:family="table-column">
      <style:table-column-properties fo:break-before="auto" style:column-width="3.01625cm"/>
    </style:style>
    <style:style style:name="co16" style:family="table-column">
      <style:table-column-properties fo:break-before="auto" style:column-width="7.03791666666667cm"/>
    </style:style>
    <style:style style:name="co17" style:family="table-column">
      <style:table-column-properties fo:break-before="auto" style:column-width="7.40833333333333cm"/>
    </style:style>
    <style:style style:name="co18" style:family="table-column">
      <style:table-column-properties fo:break-before="auto" style:column-width="6.35cm"/>
    </style:style>
    <style:style style:name="co19" style:family="table-column">
      <style:table-column-properties fo:break-before="auto" style:column-width="7.56708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89.25pt" style:use-optimal-row-height="tru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T0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SPRINT:</text:p>
          </table:table-cell>
          <table:table-cell office:value-type="string" table:number-columns-spanned="3" table:number-rows-spanned="1" table:style-name="ce6">
            <office:annotation draw:style-name="a0" svg:x="5.39583333333333in" svg:y="0in" svg:width="1.13541666666667in" svg:height="0.697916666666667in">
              <dc:creator>Autoría desconocida</dc:creator>
              <text:p>&lt;indicar num de sprint y fecha de finalizacion&gt;</text:p>
              <text:p/>
            </office:annotation>
            <text:p>4 - 15/12/2025</text:p>
          </table:table-cell>
          <table:covered-table-cell table:number-columns-repeated="2"/>
          <table:table-cell table:number-columns-repeated="3" table:style-name="Default_1"/>
          <table:table-cell table:number-columns-repeated="16377" table:style-name="ce1"/>
        </table:table-row>
        <table:table-row table:style-name="ro2">
          <table:table-cell office:value-type="string" table:style-name="ce3">
            <text:p>Criterio UT03</text:p>
          </table:table-cell>
          <table:table-cell office:value-type="string" table:style-name="ce3">
            <text:p>Extraordinario(10)</text:p>
          </table:table-cell>
          <table:table-cell office:value-type="string" table:style-name="ce3">
            <text:p>Excelente (9)</text:p>
          </table:table-cell>
          <table:table-cell office:value-type="string" table:style-name="ce3">
            <text:p>Satisfactorio (7-8)</text:p>
          </table:table-cell>
          <table:table-cell office:value-type="string" table:style-name="ce3">
            <text:p>Básico (5-6)</text:p>
          </table:table-cell>
          <table:table-cell office:value-type="string" table:style-name="ce3">
            <text:p>Insuficiente (1-4)</text:p>
          </table:table-cell>
          <table:table-cell office:value-type="string" table:style-name="ce8">
            <text:p>No se puntúa (0)</text:p>
          </table:table-cell>
          <table:table-cell office:value-type="string" table:style-name="ce10">
            <text:p>Justificacion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Rutas y control de acceso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as las rutas privadas funcionan correctamente con JWT y roles, bloqueando accesos no autorizados</text:p>
          </table:table-cell>
          <table:table-cell office:value-type="string" table:style-name="ce5">
            <text:p>La mayoría de rutas privadas funcionan, algunos errores menores en roles</text:p>
          </table:table-cell>
          <table:table-cell office:value-type="string" table:style-name="ce5">
            <text:p>Rutas privadas implementadas pero con errores frecuentes</text:p>
          </table:table-cell>
          <table:table-cell office:value-type="string" table:style-name="ce5">
            <text:p>No hay control de rutas privadas ni roles, accesos abiertos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Nuestras rutas se encuentran protegidas dependiendo del rol que tenga cada cuenta.</text:p>
            <text:p>Esto se puede evidenciar en:</text:p>
            <text:p>- auth.middlewares.js (token JWT)</text:p>
            <text:p>- role.middlewares.js (protección por roles)</text:p>
            <text:p>- Carpeta routes (cada ruta esta protegida por su rol correspondiente)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Gestión de usuarios (CRUD)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as las operaciones (crear, leer, actualizar, eliminar) funcionan correctamente y se reflejan en la API</text:p>
          </table:table-cell>
          <table:table-cell office:value-type="string" table:style-name="ce5">
            <text:p>CRUD implementado parcialmente, con errores menores en algunas operaciones</text:p>
          </table:table-cell>
          <table:table-cell office:value-type="string" table:style-name="ce5">
            <text:p>Solo algunas operaciones CRUD funcionan correctamente</text:p>
          </table:table-cell>
          <table:table-cell office:value-type="string" table:style-name="ce5">
            <text:p>CRUD no implementado o no funciona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Se implementa el CRUD completamente además de integrarlo con LDAP.</text:p>
            <text:p>Esto se puede evidenciar en:</text:p>
            <text:p>- user.controller.js (métodos)</text:p>
            <text:p>- ldap.util.js (para la implementación en LDAP)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Seguridad front-end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HTTPS activo, validaciones de inputs implementadas, tokens almacenados de forma segura</text:p>
          </table:table-cell>
          <table:table-cell office:value-type="string" table:style-name="ce12">
            <text:p>HTTPS activo, pero algunas validaciones faltan o token storage parcial</text:p>
          </table:table-cell>
          <table:table-cell office:value-type="string" table:style-name="ce5">
            <text:p>Seguridad mínima, solo validaciones simples</text:p>
          </table:table-cell>
          <table:table-cell office:value-type="string" table:style-name="ce5">
            <text:p>Sin medidas de seguridad implementadas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l Backend protege los orígenes con CORS y el frontend maneja la sesión.</text:p>
            <text:p>Esto se puede evidenciar en:</text:p>
            <text:p>- index.js (configuración de CORS con lista blanca. Envío de tokens en cabecera)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Logs y rotación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Todos los eventos críticos son registrados, rotación implementada correctamente y logs accesibles</text:p>
          </table:table-cell>
          <table:table-cell office:value-type="string" table:style-name="ce12">
            <text:p>La mayoría de eventos críticos se registran, rotación parcial</text:p>
          </table:table-cell>
          <table:table-cell office:value-type="string" table:style-name="ce5">
            <text:p>Solo algunos eventos se registran o rotación limitada</text:p>
          </table:table-cell>
          <table:table-cell office:value-type="string" table:style-name="ce5">
            <text:p>No hay logging ni rotación implementada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Se usa Winston para logs estructurados y Morgan para tráfico HTTP.</text:p>
            <text:p>Esto se puede evidenciar en:</text:p>
            <text:p>- logger.js (logs/combined.log y logs/error.log)</text:p>
            <text:p>- index.js (integrar Morgan con logger)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Integración con API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as las llamadas a la API funcionan correctamente, incluyendo rutas protegidas</text:p>
          </table:table-cell>
          <table:table-cell office:value-type="string" table:style-name="ce5">
            <text:p>Algunas llamadas a la API funcionan, otras presentan errores menores</text:p>
          </table:table-cell>
          <table:table-cell office:value-type="string" table:style-name="ce5">
            <text:p>Solo algunas llamadas básicas funcionan</text:p>
          </table:table-cell>
          <table:table-cell office:value-type="string" table:style-name="ce5">
            <text:p>No hay integración funcional con la API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La API muestra los datos protegidos tanto en frontend como en las vistas del backend.</text:p>
            <text:p>Esto se puede evidenciar en:</text:p>
            <text:p>- routes/*.routes.js (endpoints)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Documentación y entregable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Proyecto completo, README detallado, capturas correctas y estructura de proyecto organizada</text:p>
          </table:table-cell>
          <table:table-cell office:value-type="string" table:style-name="ce12">
            <text:p>Documentación parcial, capturas limitadas, proyecto funcional</text:p>
          </table:table-cell>
          <table:table-cell office:value-type="string" table:style-name="ce5">
            <text:p>Documentación mínima, proyecto incompleto</text:p>
          </table:table-cell>
          <table:table-cell office:value-type="string" table:style-name="ce5">
            <text:p>Proyecto y documentación ausentes o no funcional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Documentación sin muchas capturas.</text:p>
            <text:p>Esto se puede evidenciar en:</text:p>
            <text:p>- README.md</text:p>
            <text:p>- docs/swagger.md</text:p>
            <text:p>- docs/backend-dashboard.md</text:p>
          </table:table-cell>
          <table:table-cell table:number-columns-repeated="16376"/>
        </table:table-row>
        <table:table-row table:number-rows-repeated="1048568" table:style-name="ro6">
          <table:table-cell table:number-columns-repeated="16384"/>
        </table:table-row>
      </table:table>
      <table:table table:name="UT0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SPRINT:</text:p>
          </table:table-cell>
          <table:table-cell office:value-type="string" office:string-value="4 - 15/12/2025" table:formula="of:=['UT03'.B1]" table:number-columns-spanned="3" table:number-rows-spanned="1" table:style-name="ce6">
            <text:p>4 - 15/12/2025</text:p>
          </table:table-cell>
          <table:covered-table-cell table:number-columns-repeated="2"/>
          <table:table-cell table:number-columns-repeated="3" table:style-name="Default_1"/>
          <table:table-cell table:number-columns-repeated="16377" table:style-name="ce1"/>
        </table:table-row>
        <table:table-row table:style-name="ro2">
          <table:table-cell office:value-type="string" table:style-name="ce3">
            <text:p>Criterio UT04</text:p>
          </table:table-cell>
          <table:table-cell office:value-type="string" table:style-name="ce3">
            <text:p>Extraordinario(10)</text:p>
          </table:table-cell>
          <table:table-cell office:value-type="string" table:style-name="ce3">
            <text:p>Excelente (9)</text:p>
          </table:table-cell>
          <table:table-cell office:value-type="string" table:style-name="ce3">
            <text:p>Satisfactorio (7-8)</text:p>
          </table:table-cell>
          <table:table-cell office:value-type="string" table:style-name="ce3">
            <text:p>Básico (5-6)</text:p>
          </table:table-cell>
          <table:table-cell office:value-type="string" table:style-name="ce3">
            <text:p>Insuficiente (1-4)</text:p>
          </table:table-cell>
          <table:table-cell office:value-type="string" table:style-name="ce8">
            <text:p>No se puntúa (0)</text:p>
          </table:table-cell>
          <table:table-cell office:value-type="string" table:style-name="ce10">
            <text:p>Justificacion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Instalación y configuración del servidor Node.js + Expres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Correcta, estructurada, con uso de variables de entorno.</text:p>
          </table:table-cell>
          <table:table-cell office:value-type="string" table:style-name="ce12">
            <text:p>Instalación correcta pero sin documentación clara.</text:p>
          </table:table-cell>
          <table:table-cell office:value-type="string" table:style-name="ce5">
            <text:p>Parcial o con errores menores.</text:p>
          </table:table-cell>
          <table:table-cell office:value-type="string" table:style-name="ce5">
            <text:p>No funcional o incompleta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structura modular y limpia.</text:p>
            <text:p>Esto se puede evidenciar en:</text:p>
            <text:p>- index.js (configuración clara al servidor)</text:p>
            <text:p>- package.json (dependencias bien definidas)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Autenticación JWT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Implementación completa y segura, rutas protegidas correctamente.</text:p>
          </table:table-cell>
          <table:table-cell office:value-type="string" table:style-name="ce5">
            <text:p>Funcional pero con validaciones mínimas.</text:p>
          </table:table-cell>
          <table:table-cell office:value-type="string" table:style-name="ce5">
            <text:p>JWT genera token pero no protege rutas correctamente.</text:p>
          </table:table-cell>
          <table:table-cell office:value-type="string" table:style-name="ce5">
            <text:p>No implementado o con fallos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Implementación manual correcta.</text:p>
            <text:p>Esto se puede evidenciar en:</text:p>
            <text:p>- utils.js (implementación de tokens)</text:p>
            <text:p>- auth.middlewares.js (validación de tokens)</text:p>
          </table:table-cell>
          <table:table-cell table:number-columns-repeated="16376"/>
        </table:table-row>
        <table:table-row table:style-name="ro8">
          <table:table-cell office:value-type="string" table:style-name="ce4">
            <text:p>Validaciones de dato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Todas las rutas validadas con mensajes claros.</text:p>
          </table:table-cell>
          <table:table-cell office:value-type="string" table:style-name="ce12">
            <text:p>Validaciones parciales.</text:p>
          </table:table-cell>
          <table:table-cell office:value-type="string" table:style-name="ce5">
            <text:p>Pocas validaciones.</text:p>
          </table:table-cell>
          <table:table-cell office:value-type="string" table:style-name="ce5">
            <text:p>Sin validación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Validaciones manuales en controladores.</text:p>
            <text:p>Esto se puede evidenciar en:</text:p>
            <text:p>- controllers/*.controller.js</text:p>
          </table:table-cell>
          <table:table-cell table:number-columns-repeated="16376"/>
        </table:table-row>
        <table:table-row table:style-name="ro8">
          <table:table-cell office:value-type="string" table:style-name="ce4">
            <text:p>Configuración HTTPS (simulada)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Servidor HTTPS operativo con certificado local.</text:p>
          </table:table-cell>
          <table:table-cell office:value-type="string" table:style-name="ce5">
            <text:p>HTTPS configurado con errores menores.</text:p>
          </table:table-cell>
          <table:table-cell office:value-type="string" table:style-name="ce5">
            <text:p>Intento de configuración sin funcionamiento.</text:p>
          </table:table-cell>
          <table:table-cell office:value-type="string" table:style-name="ce5">
            <text:p>No configurado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Configuración vía Nginx.</text:p>
            <text:p>Esto se puede evidenciar en:</text:p>
            <text:p>- awtc.nginx.conf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Documentación Swagger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Completa, clara, con ejemplos funcionales.</text:p>
          </table:table-cell>
          <table:table-cell office:value-type="string" table:style-name="ce12">
            <text:p>Parcial, sin ejemplos.</text:p>
          </table:table-cell>
          <table:table-cell office:value-type="string" table:style-name="ce5">
            <text:p>Escasa o incompleta.</text:p>
          </table:table-cell>
          <table:table-cell office:value-type="string" table:style-name="ce5">
            <text:p>No incluida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Swagger implementado correctamente y accesible pero sin ejemplos.</text:p>
            <text:p>Esto se puede evidenciar en:</text:p>
            <text:p>- docs/swagger.md (documentación)</text:p>
            <text:p>- swagger.js (implementación)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Pruebas Postman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Evidencias completas, con exportación y comentarios.</text:p>
          </table:table-cell>
          <table:table-cell office:value-type="string" table:style-name="ce5">
            <text:p>Pruebas parciales.</text:p>
          </table:table-cell>
          <table:table-cell office:value-type="string" table:style-name="ce5">
            <text:p>Escasas o sin coherencia.</text:p>
          </table:table-cell>
          <table:table-cell office:value-type="string" table:style-name="ce5">
            <text:p>No realizadas.</text:p>
          </table:table-cell>
          <table:table-cell office:value-type="string" table:style-name="ce14">
            <text:p>No realizado</text:p>
          </table:table-cell>
          <table:table-cell office:value-type="string" table:style-name="ce11">
            <text:p>Implementación Swagger.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Middleware de seguridad y errore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Correctamente aplicados y documentados.</text:p>
          </table:table-cell>
          <table:table-cell office:value-type="string" table:style-name="ce12">
            <text:p>Parciales o con errores menores.</text:p>
          </table:table-cell>
          <table:table-cell office:value-type="string" table:style-name="ce5">
            <text:p>Poca configuración.</text:p>
          </table:table-cell>
          <table:table-cell office:value-type="string" table:style-name="ce5">
            <text:p>No implementado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Middleware de seguridad implementado a falta de el de errores.</text:p>
            <text:p>Esto se puede evidenciar en:</text:p>
            <text:p>- index.js</text:p>
          </table:table-cell>
          <table:table-cell table:number-columns-repeated="16376"/>
        </table:table-row>
        <table:table-row table:style-name="ro8">
          <table:table-cell office:value-type="string" table:style-name="ce4">
            <text:p>Gestión de log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Registro detallado de eventos y errores.</text:p>
          </table:table-cell>
          <table:table-cell office:value-type="string" table:style-name="ce5">
            <text:p>Logs básicos.</text:p>
          </table:table-cell>
          <table:table-cell office:value-type="string" table:style-name="ce5">
            <text:p>Escasos o sin formato.</text:p>
          </table:table-cell>
          <table:table-cell office:value-type="string" table:style-name="ce5">
            <text:p>No existen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Implementación con Winston.</text:p>
            <text:p>Esto se puede evidenciar en:</text:p>
            <text:p>- logger.js (logs/combined.log y logs/error.log)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Documentación general y presentación del proyecto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5">
            <text:p>Muy clara, ordenada y profesional.</text:p>
          </table:table-cell>
          <table:table-cell office:value-type="string" table:style-name="ce12">
            <text:p>Aceptable.</text:p>
          </table:table-cell>
          <table:table-cell office:value-type="string" table:style-name="ce5">
            <text:p>Pobremente estructurada.</text:p>
          </table:table-cell>
          <table:table-cell office:value-type="string" table:style-name="ce5">
            <text:p>Inexistente o confusa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Documentación clara y estructurada.</text:p>
            <text:p>Esto se puede evidenciar en:</text:p>
            <text:p>- docs/*.md</text:p>
          </table:table-cell>
          <table:table-cell table:number-columns-repeated="16376"/>
        </table:table-row>
        <table:table-row table:number-rows-repeated="1048565" table:style-name="ro6">
          <table:table-cell table:number-columns-repeated="16384"/>
        </table:table-row>
      </table:table>
      <table:table table:name="UT05_1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2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SPRINT:</text:p>
          </table:table-cell>
          <table:table-cell office:value-type="string" office:string-value="4 - 15/12/2025" table:formula="of:=['UT03'.B1]" table:number-columns-spanned="3" table:number-rows-spanned="1" table:style-name="ce6">
            <text:p>4 - 15/12/2025</text:p>
          </table:table-cell>
          <table:covered-table-cell table:number-columns-repeated="2"/>
          <table:table-cell table:number-columns-repeated="3" table:style-name="Default_1"/>
          <table:table-cell table:number-columns-repeated="16377" table:style-name="ce1"/>
        </table:table-row>
        <table:table-row table:style-name="ro6">
          <table:table-cell office:value-type="string" table:style-name="ce7">
            <text:p> </text:p>
          </table:table-cell>
          <table:table-cell table:number-columns-repeated="6" table:style-name="Default_1"/>
          <table:table-cell table:number-columns-repeated="16377" table:style-name="ce1"/>
        </table:table-row>
        <table:table-row table:style-name="ro2">
          <table:table-cell office:value-type="string" table:style-name="ce3">
            <text:p>Criterio / Tarea</text:p>
          </table:table-cell>
          <table:table-cell office:value-type="string" table:style-name="ce3">
            <text:p>Extraordinario (10)</text:p>
          </table:table-cell>
          <table:table-cell office:value-type="string" table:style-name="ce3">
            <text:p>Excelente (9)</text:p>
          </table:table-cell>
          <table:table-cell office:value-type="string" table:style-name="ce3">
            <text:p>Satisfactorio (7-8)</text:p>
          </table:table-cell>
          <table:table-cell office:value-type="string" table:style-name="ce3">
            <text:p>Básico (5-6)</text:p>
          </table:table-cell>
          <table:table-cell office:value-type="string" table:style-name="ce3">
            <text:p>Insuficiente (1-4)</text:p>
          </table:table-cell>
          <table:table-cell office:value-type="string" table:style-name="ce8">
            <text:p>No se puntúa (0)</text:p>
          </table:table-cell>
          <table:table-cell office:value-type="string" table:style-name="ce10">
            <text:p>Justificacion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Preparación del entorno de desarrollo</text:p>
            <text:p>(Estructura del proyecto, dependencias, scripts, .gitignore)</text:p>
          </table:table-cell>
          <table:table-cell office:value-type="string" table:style-name="ce5">
            <text:p>Estructura clara y profesional, dependencias bien gestionadas, scripts correctos (start, dev), .gitignore bien configurado.</text:p>
          </table:table-cell>
          <table:table-cell office:value-type="string" table:style-name="ce12">
            <text:p>Estructura correcta, dependencias instaladas, .gitignore adecuado.</text:p>
          </table:table-cell>
          <table:table-cell office:value-type="string" table:style-name="ce5">
            <text:p>Funciona pero con pequeños fallos (por ejemplo, dependencias no declaradas).</text:p>
          </table:table-cell>
          <table:table-cell office:value-type="string" table:style-name="ce5">
            <text:p>Estructura básica o incompleta, faltan scripts o hay errores.</text:p>
          </table:table-cell>
          <table:table-cell office:value-type="string" table:style-name="ce5">
            <text:p>Proyecto desorganizado o no funcional en local.</text:p>
          </table:table-cell>
          <table:table-cell office:value-type="string" table:style-name="ce9">
            <text:p>No entregado.</text:p>
          </table:table-cell>
          <table:table-cell office:value-type="string" table:style-name="ce13">
            <text:p>.gitignore implementado correctamente.</text:p>
            <text:p>Esto se puede evidenciar en:</text:p>
            <text:p>- frontend/.gitignore</text:p>
            <text:p>- backend/.gitignore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Configuración y transferencia de ficheros</text:p>
            <text:p>(Subida a GitHub, preparación para Railway o PM2)</text:p>
          </table:table-cell>
          <table:table-cell office:value-type="string" table:style-name="ce5">
            <text:p>Transferencia automatizada o con flujo CI/CD; uso eficiente de GitHub y control de versiones.</text:p>
          </table:table-cell>
          <table:table-cell office:value-type="string" table:style-name="ce12">
            <text:p>Ficheros correctamente transferidos, configuración adecuada.</text:p>
          </table:table-cell>
          <table:table-cell office:value-type="string" table:style-name="ce5">
            <text:p>Transferencia correcta pero sin optimización ni limpieza de archivos.</text:p>
          </table:table-cell>
          <table:table-cell office:value-type="string" table:style-name="ce5">
            <text:p>Errores menores o pasos poco documentados.</text:p>
          </table:table-cell>
          <table:table-cell office:value-type="string" table:style-name="ce5">
            <text:p>No se transfieren correctamente los ficheros o faltan.</text:p>
          </table:table-cell>
          <table:table-cell office:value-type="string" table:style-name="ce9">
            <text:p>No entregado.</text:p>
          </table:table-cell>
          <table:table-cell office:value-type="string" table:style-name="ce13">
            <text:p>Uso fluido de git.</text:p>
            <text:p>Esto se puede evidenciar en:</text:p>
            <text:p>- Repositorio de GitHub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<text:s/>Despliegue con Railway o PM2</text:p>
          </table:table-cell>
          <table:table-cell office:value-type="string" table:style-name="ce5">
            <text:p>Despliegue completamente funcional; configuración profesional; servicio estable y verificado.</text:p>
          </table:table-cell>
          <table:table-cell office:value-type="string" table:style-name="ce12">
            <text:p>Funciona correctamente; entorno bien configurado (variables, puertos, dependencias).</text:p>
          </table:table-cell>
          <table:table-cell office:value-type="string" table:style-name="ce5">
            <text:p>Despliegue funcional con pequeños errores o warnings.</text:p>
          </table:table-cell>
          <table:table-cell office:value-type="string" table:style-name="ce5">
            <text:p>Despliegue parcial, servicio inestable o dependiente del entorno local.</text:p>
          </table:table-cell>
          <table:table-cell office:value-type="string" table:style-name="ce5">
            <text:p>Despliegue incorrecto o fallido.</text:p>
          </table:table-cell>
          <table:table-cell office:value-type="string" table:style-name="ce9">
            <text:p>No realizado.</text:p>
          </table:table-cell>
          <table:table-cell office:value-type="string" table:style-name="ce13">
            <text:p>Despliegue correctamente implementado con Digital Ocean (pm2).</text:p>
            <text:p>Esto se puede evidenciar en:</text:p>
            <text:p>- docs/deploy-sprint-4.md</text:p>
            <text:p>- ecosystem.config.js (gestión de backend, frontend y DNS)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Configuración de entorno de producción</text:p>
            <text:p>(Variables de entorno, puertos, logs, procesos)</text:p>
          </table:table-cell>
          <table:table-cell office:value-type="string" table:style-name="ce5">
            <text:p>Uso óptimo de variables de entorno, configuración segura y eficiente; supervisión activa con PM2 o Railway.</text:p>
          </table:table-cell>
          <table:table-cell office:value-type="string" table:style-name="ce12">
            <text:p>Configuración completa y correcta.</text:p>
          </table:table-cell>
          <table:table-cell office:value-type="string" table:style-name="ce5">
            <text:p>Configuración adecuada pero sin documentación clara.</text:p>
          </table:table-cell>
          <table:table-cell office:value-type="string" table:style-name="ce5">
            <text:p>Configuración incompleta o sin aplicar buenas prácticas.</text:p>
          </table:table-cell>
          <table:table-cell office:value-type="string" table:style-name="ce5">
            <text:p>No hay configuración o se usa entorno local sin adaptación.</text:p>
          </table:table-cell>
          <table:table-cell office:value-type="string" table:style-name="ce9">
            <text:p>No realizado.</text:p>
          </table:table-cell>
          <table:table-cell office:value-type="string" table:style-name="ce13">
            <text:p>Variables de entorno seguras.</text:p>
            <text:p>Esto se puede evidenciar en:</text:p>
            <text:p>- frontend/.env.production</text:p>
            <text:p>- backend/.env.production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Verificación y pruebas</text:p>
            <text:p>(Acceso web, comprobación de endpoints o interfaz)</text:p>
          </table:table-cell>
          <table:table-cell office:value-type="string" table:style-name="ce5">
            <text:p>Pruebas exhaustivas documentadas con evidencias; todas las funcionalidades operativas.</text:p>
          </table:table-cell>
          <table:table-cell office:value-type="string" table:style-name="ce12">
            <text:p>Pruebas correctas; resultados verificables.</text:p>
          </table:table-cell>
          <table:table-cell office:value-type="string" table:style-name="ce15">
            <text:p>Pruebas parciales o con pequeños fallos.</text:p>
          </table:table-cell>
          <table:table-cell office:value-type="string" table:style-name="ce5">
            <text:p>Pruebas mínimas sin evidencias sólidas.</text:p>
          </table:table-cell>
          <table:table-cell office:value-type="string" table:style-name="ce5">
            <text:p>No se ha probado o no funciona el despliegue.</text:p>
          </table:table-cell>
          <table:table-cell office:value-type="string" table:style-name="ce9">
            <text:p>No realizado.</text:p>
          </table:table-cell>
          <table:table-cell office:value-type="string" table:style-name="ce13">
            <text:p>Tests realizados tanto en frontend como en backend.</text:p>
            <text:p>Esto se puede evidenciar en:</text:p>
            <text:p>- backend/tests</text:p>
            <text:p>- frontend/tests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Documentación técnica del despliegue</text:p>
            <text:p>(Pasos, comandos, capturas, reflexión)</text:p>
          </table:table-cell>
          <table:table-cell office:value-type="string" table:style-name="ce5">
            <text:p>Documentación excelente, clara, técnica y reflexiva; describe incidencias y soluciones.</text:p>
          </table:table-cell>
          <table:table-cell office:value-type="string" table:style-name="ce12">
            <text:p>Documentación completa, con capturas y pasos precisos.</text:p>
          </table:table-cell>
          <table:table-cell office:value-type="string" table:style-name="ce5">
            <text:p>Documentación suficiente, aunque sin mucho detalle técnico.</text:p>
          </table:table-cell>
          <table:table-cell office:value-type="string" table:style-name="ce5">
            <text:p>Documentación incompleta o poco ordenada.</text:p>
          </table:table-cell>
          <table:table-cell office:value-type="string" table:style-name="ce5">
            <text:p>No documenta el proceso o es confusa.</text:p>
          </table:table-cell>
          <table:table-cell office:value-type="string" table:style-name="ce9">
            <text:p>No entregada.</text:p>
          </table:table-cell>
          <table:table-cell office:value-type="string" table:style-name="ce13">
            <text:p>Guía paso a paso del despliegue.</text:p>
            <text:p>Esto se puede evidenciar en:</text:p>
            <text:p>- docs/deploy-sprint-3.md</text:p>
            <text:p>- docs/deploy-sprint-4.md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Presentación y entrega final</text:p>
            <text:p>(Formato, nombre del archivo, enlaces, claridad)</text:p>
          </table:table-cell>
          <table:table-cell office:value-type="string" table:style-name="ce5">
            <text:p>Entrega impecable: formato correcto, nombre normalizado, enlaces funcionales.</text:p>
          </table:table-cell>
          <table:table-cell office:value-type="string" table:style-name="ce12">
            <text:p>Entrega correcta con mínimos detalles a mejorar.</text:p>
          </table:table-cell>
          <table:table-cell office:value-type="string" table:style-name="ce5">
            <text:p>Cumple el formato básico, algún error menor.</text:p>
          </table:table-cell>
          <table:table-cell office:value-type="string" table:style-name="ce5">
            <text:p>Entrega incompleta o mal estructurada.</text:p>
          </table:table-cell>
          <table:table-cell office:value-type="string" table:style-name="ce5">
            <text:p>Entrega incorrecta o con enlaces rotos.</text:p>
          </table:table-cell>
          <table:table-cell office:value-type="string" table:style-name="ce9">
            <text:p>No entregada.</text:p>
          </table:table-cell>
          <table:table-cell office:value-type="string" table:style-name="ce13">
            <text:p>Aplicación lista para su uso.</text:p>
            <text:p>Esto se puede evidenciar en:</text:p>
            <text:p>- awilltochange.me</text:p>
            <text:p>- Repositorio Github</text:p>
          </table:table-cell>
          <table:table-cell table:number-columns-repeated="16376"/>
        </table:table-row>
        <table:table-row table:style-name="ro6">
          <table:table-cell office:value-type="string" table:style-name="ce7">
            <text:p>   </text:p>
          </table:table-cell>
          <table:table-cell table:number-columns-repeated="6" table:style-name="Default_1"/>
          <table:table-cell table:number-columns-repeated="16377" table:style-name="ce1"/>
        </table:table-row>
        <table:table-row table:number-rows-repeated="1048565" table:style-name="ro6">
          <table:table-cell table:number-columns-repeated="16384"/>
        </table:table-row>
      </table:table>
      <table:table table:name="UT06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SPRINT:</text:p>
          </table:table-cell>
          <table:table-cell office:value-type="string" office:string-value="4 - 15/12/2025" table:formula="of:=['UT03'.B1]" table:number-columns-spanned="3" table:number-rows-spanned="1" table:style-name="ce6">
            <text:p>4 - 15/12/2025</text:p>
          </table:table-cell>
          <table:covered-table-cell table:number-columns-repeated="2"/>
          <table:table-cell table:number-columns-repeated="3" table:style-name="Default_1"/>
          <table:table-cell table:number-columns-repeated="16377" table:style-name="ce1"/>
        </table:table-row>
        <table:table-row table:style-name="ro2">
          <table:table-cell office:value-type="string" table:style-name="ce3">
            <text:p>Criterio UT06.1</text:p>
          </table:table-cell>
          <table:table-cell office:value-type="string" table:style-name="ce3">
            <text:p>Extraordinario(10)</text:p>
          </table:table-cell>
          <table:table-cell office:value-type="string" table:style-name="ce3">
            <text:p>Excelente (9)</text:p>
          </table:table-cell>
          <table:table-cell office:value-type="string" table:style-name="ce3">
            <text:p>Satisfactorio (7-8)</text:p>
          </table:table-cell>
          <table:table-cell office:value-type="string" table:style-name="ce3">
            <text:p>Básico (5-6)</text:p>
          </table:table-cell>
          <table:table-cell office:value-type="string" table:style-name="ce3">
            <text:p>Insuficiente (1-4)</text:p>
          </table:table-cell>
          <table:table-cell office:value-type="string" table:style-name="ce8">
            <text:p>No se puntúa (0)</text:p>
          </table:table-cell>
          <table:table-cell office:value-type="string" table:style-name="ce10">
            <text:p>Justificacion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Instalación de Bind9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Instalación correcta y funcional, sin errores</text:p>
          </table:table-cell>
          <table:table-cell office:value-type="string" table:style-name="ce5">
            <text:p>Instalación con algún error menor resuelto</text:p>
          </table:table-cell>
          <table:table-cell office:value-type="string" table:style-name="ce5">
            <text:p>Instalación incompleta o con fallos</text:p>
          </table:table-cell>
          <table:table-cell office:value-type="string" table:style-name="ce5">
            <text:p>No se instala o no funciona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Se opta por una solución integrada en js para manejar la coherencia del stack. Se usa dns2.</text:p>
            <text:p>Esto se puede evidenciar en:</text:p>
            <text:p>- backend/dns-server (archivos dentro de la carpeta)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Configuración de zona directa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os los registros A, CNAME, MX correctamente configurados</text:p>
          </table:table-cell>
          <table:table-cell office:value-type="string" table:style-name="ce5">
            <text:p>Algunos registros configurados, faltan CNAME o MX</text:p>
          </table:table-cell>
          <table:table-cell office:value-type="string" table:style-name="ce5">
            <text:p>Zona no funcional o con errores graves</text:p>
          </table:table-cell>
          <table:table-cell office:value-type="string" table:style-name="ce5">
            <text:p>No se configura la zona directa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sto se puede evidenciar en:</text:p>
            <text:p>- backend/dns-server (archivos dentro de la carpeta)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Configuración de zona inversa (PTR)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os los registros PTR configurados correctamente</text:p>
          </table:table-cell>
          <table:table-cell office:value-type="string" table:style-name="ce5">
            <text:p>Algunos registros PTR configurados, otros faltan</text:p>
          </table:table-cell>
          <table:table-cell office:value-type="string" table:style-name="ce5">
            <text:p>PTR no configurados o zona inversa no funcional</text:p>
          </table:table-cell>
          <table:table-cell office:value-type="string" table:style-name="ce5">
            <text:p>No se configura la zona inversa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sto se puede evidenciar en:</text:p>
            <text:p>- backend/dns-server (archivos dentro de la carpeta)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Comprobaciones Forward Lookup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os los nombres resuelven correctamente a IP</text:p>
          </table:table-cell>
          <table:table-cell office:value-type="string" table:style-name="ce5">
            <text:p>Resolución parcial, algunos nombres no funcionan</text:p>
          </table:table-cell>
          <table:table-cell office:value-type="string" table:style-name="ce5">
            <text:p>No se comprueba correctamente</text:p>
          </table:table-cell>
          <table:table-cell office:value-type="string" table:style-name="ce5">
            <text:p>No se realiza comprobación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l servidor resuelve los nombres correctamente usando dig.</text:p>
            <text:p>Esto se puede evidenciar en:</text:p>
            <text:p>- backend/dns-server (archivos dentro de la carpeta)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Comprobaciones Reverse Lookup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as las IPs resuelven correctamente a nombres</text:p>
          </table:table-cell>
          <table:table-cell office:value-type="string" table:style-name="ce5">
            <text:p>Resolución parcial de IP a nombre</text:p>
          </table:table-cell>
          <table:table-cell office:value-type="string" table:style-name="ce5">
            <text:p>No se comprueba o no funciona</text:p>
          </table:table-cell>
          <table:table-cell office:value-type="string" table:style-name="ce5">
            <text:p>No se realiza comprobación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l servidor resuelve IPs correctamente usando dig.</text:p>
            <text:p>Esto se puede evidenciar en:</text:p>
            <text:p>- backend/dns-server (archivos dentro de la carpeta)</text:p>
          </table:table-cell>
          <table:table-cell table:number-columns-repeated="16376"/>
        </table:table-row>
        <table:table-row table:style-name="ro8">
          <table:table-cell office:value-type="string" table:style-name="ce4">
            <text:p>Documentación y captura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Completa, clara, con explicación Forward vs Reverse</text:p>
          </table:table-cell>
          <table:table-cell office:value-type="string" table:style-name="ce5">
            <text:p>Documentación incompleta o parcial</text:p>
          </table:table-cell>
          <table:table-cell office:value-type="string" table:style-name="ce5">
            <text:p>Documentación mínima o poco clara</text:p>
          </table:table-cell>
          <table:table-cell office:value-type="string" table:style-name="ce5">
            <text:p>No se entrega documentación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sto se puede evidenciar en:</text:p>
            <text:p>- docs/dns-documentation-final.md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Explicación de concepto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Forward y Reverse Lookup explicados correctamente</text:p>
          </table:table-cell>
          <table:table-cell office:value-type="string" table:style-name="ce5">
            <text:p>Explicación parcial o con errores menores</text:p>
          </table:table-cell>
          <table:table-cell office:value-type="string" table:style-name="ce5">
            <text:p>Explicación insuficiente o incorrecta</text:p>
          </table:table-cell>
          <table:table-cell office:value-type="string" table:style-name="ce5">
            <text:p>No se explica o es errónea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La documentación demuestra dominio de los conceptos DNS</text:p>
            <text:p>Esto se puede evidenciar en:</text:p>
            <text:p>- docs/dns-documentation-final.md</text:p>
          </table:table-cell>
          <table:table-cell table:number-columns-repeated="16376"/>
        </table:table-row>
        <table:table-row table:number-rows-repeated="1048567" table:style-name="ro6">
          <table:table-cell table:number-columns-repeated="16384"/>
        </table:table-row>
      </table:table>
      <table:table table:name="UT06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SPRINT:</text:p>
          </table:table-cell>
          <table:table-cell office:value-type="string" office:string-value="4 - 15/12/2025" table:formula="of:=['UT03'.B1]" table:number-columns-spanned="3" table:number-rows-spanned="1" table:style-name="ce6">
            <text:p>4 - 15/12/2025</text:p>
          </table:table-cell>
          <table:covered-table-cell table:number-columns-repeated="2"/>
          <table:table-cell table:number-columns-repeated="3" table:style-name="Default_1"/>
          <table:table-cell table:number-columns-repeated="16377" table:style-name="ce1"/>
        </table:table-row>
        <table:table-row table:style-name="ro2">
          <table:table-cell office:value-type="string" table:style-name="ce3">
            <text:p>Criterio UT06.2</text:p>
          </table:table-cell>
          <table:table-cell office:value-type="string" table:style-name="ce3">
            <text:p>Extraordinario(10)</text:p>
          </table:table-cell>
          <table:table-cell office:value-type="string" table:style-name="ce3">
            <text:p>Excelente (9)</text:p>
          </table:table-cell>
          <table:table-cell office:value-type="string" table:style-name="ce3">
            <text:p>Satisfactorio (7-8)</text:p>
          </table:table-cell>
          <table:table-cell office:value-type="string" table:style-name="ce3">
            <text:p>Básico (5-6)</text:p>
          </table:table-cell>
          <table:table-cell office:value-type="string" table:style-name="ce3">
            <text:p>Insuficiente (1-4)</text:p>
          </table:table-cell>
          <table:table-cell office:value-type="string" table:style-name="ce8">
            <text:p>No se puntúa (0)</text:p>
          </table:table-cell>
          <table:table-cell office:value-type="string" table:style-name="ce10">
            <text:p>Justificacion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Instalación de OpenLDAP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Instalación correcta y funcional, sin errores</text:p>
          </table:table-cell>
          <table:table-cell office:value-type="string" table:style-name="ce5">
            <text:p>Instalación con errores menores resueltos</text:p>
          </table:table-cell>
          <table:table-cell office:value-type="string" table:style-name="ce5">
            <text:p>Instalación incompleta o con fallos</text:p>
          </table:table-cell>
          <table:table-cell office:value-type="string" table:style-name="ce5">
            <text:p>No se instala o no funciona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Instalación correcta (Se usa Docker para local).</text:p>
            <text:p>Esto se puede evidenciar en:</text:p>
            <text:p>- backend/utils/ldap.util.js</text:p>
            <text:p>- backend/docker-compose.yml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Creación de usuario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os los usuarios creados correctamente</text:p>
          </table:table-cell>
          <table:table-cell office:value-type="string" table:style-name="ce5">
            <text:p>Algunos usuarios creados, otros con errores</text:p>
          </table:table-cell>
          <table:table-cell office:value-type="string" table:style-name="ce5">
            <text:p>Usuarios parcialmente creados</text:p>
          </table:table-cell>
          <table:table-cell office:value-type="string" table:style-name="ce5">
            <text:p>No se crean usuarios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Integración automática desde la web.</text:p>
            <text:p>Esto se puede evidenciar en:</text:p>
            <text:p>- backend/utils/ldap.util.js</text:p>
            <text:p>- backend/scripts/sync-ldap-users.js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Creación de grupos y asignación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Todos los grupos y miembros configurados correctamente</text:p>
          </table:table-cell>
          <table:table-cell office:value-type="string" table:style-name="ce5">
            <text:p>Algunos grupos o miembros incorrectos</text:p>
          </table:table-cell>
          <table:table-cell office:value-type="string" table:style-name="ce5">
            <text:p>Grupos incompletos</text:p>
          </table:table-cell>
          <table:table-cell office:value-type="string" table:style-name="ce5">
            <text:p>No se crean grupos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Integración automática desde la web.</text:p>
            <text:p>Esto se puede evidenciar en:</text:p>
            <text:p>- backend/utils/ldap.util.js</text:p>
            <text:p>- backend/scripts/sync-ldap-users.js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Consultas y autenticación LDAP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Forward y Reverse Lookup correctos, autenticación exitosa</text:p>
          </table:table-cell>
          <table:table-cell office:value-type="string" table:style-name="ce5">
            <text:p>Consultas parciales, errores menores en autenticación</text:p>
          </table:table-cell>
          <table:table-cell office:value-type="string" table:style-name="ce5">
            <text:p>Solo consultas básicas, autenticación limitada</text:p>
          </table:table-cell>
          <table:table-cell office:value-type="string" table:style-name="ce5">
            <text:p>No se realizan consultas ni autenticación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Autenticación real implementada.</text:p>
            <text:p>Esto se puede evidenciar en:</text:p>
            <text:p>- session.controller.js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Documentación y captura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Completa, clara, con explicación Forward vs Reverse</text:p>
          </table:table-cell>
          <table:table-cell office:value-type="string" table:style-name="ce5">
            <text:p>Documentación parcial o incompleta</text:p>
          </table:table-cell>
          <table:table-cell office:value-type="string" table:style-name="ce5">
            <text:p>Documentación mínima o poco clara</text:p>
          </table:table-cell>
          <table:table-cell office:value-type="string" table:style-name="ce5">
            <text:p>No se entrega documentación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Documentación clara y completa.</text:p>
            <text:p>Esto se puede evidenciar en:</text:p>
            <text:p>- docs/ldap-deploy.md</text:p>
            <text:p>- docs/ldap-local-setup.md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Explicación de concepto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LDAP, usuarios, grupos y roles explicados correctamente</text:p>
          </table:table-cell>
          <table:table-cell office:value-type="string" table:style-name="ce5">
            <text:p>Explicación parcial con errores menores</text:p>
          </table:table-cell>
          <table:table-cell office:value-type="string" table:style-name="ce5">
            <text:p>Explicación insuficiente</text:p>
          </table:table-cell>
          <table:table-cell office:value-type="string" table:style-name="ce5">
            <text:p>No se explica o es incorrecta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xplicación clara y completa.</text:p>
            <text:p>Esto se puede evidenciar en:</text:p>
            <text:p>- docs/ldap-deploy.md</text:p>
            <text:p>- docs/ldap-local-setup.md</text:p>
          </table:table-cell>
          <table:table-cell table:number-columns-repeated="16376"/>
        </table:table-row>
        <table:table-row table:number-rows-repeated="1048568" table:style-name="ro6">
          <table:table-cell table:number-columns-repeated="16384"/>
        </table:table-row>
      </table:table>
      <table:table table:name="UT0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SPRINT:</text:p>
          </table:table-cell>
          <table:table-cell office:value-type="string" office:string-value="4 - 15/12/2025" table:formula="of:=['UT03'.B1]" table:number-columns-spanned="3" table:number-rows-spanned="1" table:style-name="ce6">
            <text:p>4 - 15/12/2025</text:p>
          </table:table-cell>
          <table:covered-table-cell table:number-columns-repeated="2"/>
          <table:table-cell table:number-columns-repeated="3" table:style-name="Default_1"/>
          <table:table-cell table:number-columns-repeated="16377" table:style-name="ce1"/>
        </table:table-row>
        <table:table-row table:style-name="ro2">
          <table:table-cell office:value-type="string" table:style-name="ce3">
            <text:p>Criterio de evaluación UT07</text:p>
          </table:table-cell>
          <table:table-cell office:value-type="string" table:style-name="ce3">
            <text:p>Extraordinario(10)</text:p>
          </table:table-cell>
          <table:table-cell office:value-type="string" table:style-name="ce3">
            <text:p>Excelente (9)</text:p>
          </table:table-cell>
          <table:table-cell office:value-type="string" table:style-name="ce3">
            <text:p>Satisfactorio (7-8)</text:p>
          </table:table-cell>
          <table:table-cell office:value-type="string" table:style-name="ce3">
            <text:p>Básico (5-6)</text:p>
          </table:table-cell>
          <table:table-cell office:value-type="string" table:style-name="ce3">
            <text:p>Insuficiente (1-4)</text:p>
          </table:table-cell>
          <table:table-cell office:value-type="string" table:style-name="ce8">
            <text:p>No se puntúa (0)</text:p>
          </table:table-cell>
          <table:table-cell office:value-type="string" table:style-name="ce10">
            <text:p>Justificacion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Instalación y configuración de Git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Git correctamente instalado y configurado; uso de comandos y variables globales verificado.</text:p>
          </table:table-cell>
          <table:table-cell office:value-type="string" table:style-name="ce5">
            <text:p>Git instalado con errores menores o configuración incompleta.</text:p>
          </table:table-cell>
          <table:table-cell office:value-type="string" table:style-name="ce5">
            <text:p>Instalación realizada, pero sin comprobar funcionamiento.</text:p>
          </table:table-cell>
          <table:table-cell office:value-type="string" table:style-name="ce5">
            <text:p>No instala o no configura correctamente Git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Instalación de Git correcta en el sistema.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Inicialización del repositorio local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Repositorio bien estructurado, .gitignore correcto y commits iniciales coherentes.</text:p>
          </table:table-cell>
          <table:table-cell office:value-type="string" table:style-name="ce5">
            <text:p>Repositorio inicializado, aunque falta organización o .gitignore.</text:p>
          </table:table-cell>
          <table:table-cell office:value-type="string" table:style-name="ce5">
            <text:p>Estructura básica del repositorio con errores leves.</text:p>
          </table:table-cell>
          <table:table-cell office:value-type="string" table:style-name="ce5">
            <text:p>No inicializa correctamente o el repositorio no es funcional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Estructura correcta y buena configuración de .gitignore.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Control de versiones y ramas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Uso avanzado de ramas, merges y mensajes de commit descriptivos.</text:p>
          </table:table-cell>
          <table:table-cell office:value-type="string" table:style-name="ce5">
            <text:p>Uso adecuado de ramas y commits, con algunos errores menores.</text:p>
          </table:table-cell>
          <table:table-cell office:value-type="string" table:style-name="ce5">
            <text:p>Uso limitado de Git, pocos commits o sin ramas.</text:p>
          </table:table-cell>
          <table:table-cell office:value-type="string" table:style-name="ce5">
            <text:p>No usa control de versiones de forma funcional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Historial de commits activo, uso de ramas y merges avanzados.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Repositorio en GitHub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Repositorio remoto actualizado, conectado al local y bien documentado.</text:p>
          </table:table-cell>
          <table:table-cell office:value-type="string" table:style-name="ce5">
            <text:p>Repositorio remoto funcional pero con faltas de sincronización o estructura.</text:p>
          </table:table-cell>
          <table:table-cell office:value-type="string" table:style-name="ce5">
            <text:p>Repositorio remoto creado, pero con errores o sin conexión local.</text:p>
          </table:table-cell>
          <table:table-cell office:value-type="string" table:style-name="ce5">
            <text:p>No se crea o no se puede acceder al repositorio remoto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Conectado y sincronizado.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Documentación (README.md)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Documentación clara, completa y con formato Markdown correcto.</text:p>
          </table:table-cell>
          <table:table-cell office:value-type="string" table:style-name="ce5">
            <text:p>Documentación adecuada pero con secciones incompletas.</text:p>
          </table:table-cell>
          <table:table-cell office:value-type="string" table:style-name="ce5">
            <text:p>Documentación escasa o mal estructurada.</text:p>
          </table:table-cell>
          <table:table-cell office:value-type="string" table:style-name="ce5">
            <text:p>No presenta documentación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Profesional con badges y estructura clara.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Despliegue (GitHub Pages u otro)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2">
            <text:p>Sitio desplegado correctamente y accesible, con URL funcional.</text:p>
          </table:table-cell>
          <table:table-cell office:value-type="string" table:style-name="ce5">
            <text:p>Despliegue realizado con errores menores o incompleto.</text:p>
          </table:table-cell>
          <table:table-cell office:value-type="string" table:style-name="ce5">
            <text:p>Intenta desplegar, pero el sitio no es accesible.</text:p>
          </table:table-cell>
          <table:table-cell office:value-type="string" table:style-name="ce5">
            <text:p>No realiza despliegue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Despliegue realizado correctamente en Digital Ocean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Trabajo autónomo y organización</text:p>
          </table:table-cell>
          <table:table-cell office:value-type="string" table:style-name="ce5">
            <text:p>Cumple con todos los requerimientos y supera los objetivos</text:p>
          </table:table-cell>
          <table:table-cell office:value-type="string" table:style-name="ce15">
            <text:p>Muestra iniciativa, planificación y registro claro de versiones.</text:p>
          </table:table-cell>
          <table:table-cell office:value-type="string" table:style-name="ce12">
            <text:p>Trabajo constante con pequeños desajustes.</text:p>
          </table:table-cell>
          <table:table-cell office:value-type="string" table:style-name="ce5">
            <text:p>Necesita apoyo frecuente para completar tareas.</text:p>
          </table:table-cell>
          <table:table-cell office:value-type="string" table:style-name="ce5">
            <text:p>No demuestra autonomía ni organización.</text:p>
          </table:table-cell>
          <table:table-cell office:value-type="string" table:style-name="ce9">
            <text:p>No realizado</text:p>
          </table:table-cell>
          <table:table-cell office:value-type="string" table:style-name="ce13">
            <text:p>Trabajo no equitativo para todos los miembros del grupo viendose un trabajo bastante reducido por algún miembro del equipo.</text:p>
          </table:table-cell>
          <table:table-cell table:number-columns-repeated="16376"/>
        </table:table-row>
        <table:table-row table:number-rows-repeated="104856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masu</meta:initial-creator>
    <dc:creator>Samuel Corado</dc:creator>
    <meta:creation-date>2025-11-06T08:42:44Z</meta:creation-date>
    <dc:date>2025-12-15T16:45:23Z</dc:date>
    <meta:editing-cycles>5</meta:editing-cycles>
    <meta:editing-duration>PT731S</meta:editing-duration>
  </office:meta>
</office:document-meta>
</file>